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ionContext.setup( String value , String load , String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henticationContext.appendXML( String path , DocumentFragment frag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uthenticationContext.readDOM( String location , Parameters typeParameters , SourceParameters parameters , Sour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uthenticationContext.saveXML( String path , Source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uthenticationContext.getNodeLis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getValueOf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isUserInRole( String ro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uthenticationContext.init( User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henticationContext.setXML( String path , DocumentFragment frag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uthenticationContext.streamXML( String path , ContentHandler contentHandler , LexicalHandler lexicalHand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uthenticationContext.loadApplicationXML( ApplicationConfiguration appConf , Sour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henticationContext.cleanParameter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enticationContext.set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setNode( String path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getContextInfo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uthenticationContext.getSingle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getAttribute( String key , Object defaul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init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henticationContext.addParametersFromAuthenticationXML( String path , SourceParameters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uthenticationContext.loadAuthenticationXML( String path , SourceParameters parameters , Sour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henticationContext.loadApplicationXML( String path , SourceParameters parameters , Sour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uthenticationContext.setValueOfNode( String path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getContextInfoAs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henticationContext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saveApplicationXML( String path , SourceParameters parameters , Source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uthenticationContex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createParameters( SourceParameters parameters , String path , boolean appendApp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henticationContext.saveAuthenticationXML( String path , SourceParameters parameters , Source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uthenticationContext.removeXML( String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uthenticationContext.loadXML( String path , Source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uthenticationContext.getXML( String path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AuthenticationContext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.AuthenticationContext( Context context , XPathProcessor processor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